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45D5BA84D71A53BD.png" manifest:media-type="image/png"/>
  <manifest:file-entry manifest:full-path="Pictures/10000000000003AF0000035A2EB4223DA897B7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0.66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53cm" svg:x="1.4cm" svg:y="3.322cm" presentation:class="title" presentation:user-transformed="true">
          <draw:text-box>
            <text:p>ATTRACTOR, A WEB APP AND DATABASE TO EXPLORE A TRANSCRIPTIONAL NETWORK BASED ON CHIP-SEQ DATA MODELLING THE INTERACTIONS BETWEEN LIGHT SIGNALLING AND THE CIRCADIAN CLOCK </text:p>
          </draw:text-box>
        </draw:frame>
        <draw:frame draw:style-name="gr1" draw:text-style-name="P1" draw:layer="layout" svg:width="2.795cm" svg:height="2.541cm" svg:x="24.392cm" svg:y="0.508cm">
          <draw:image xlink:href="Pictures/10000000000003AF0000035A2EB4223DA897B7D7.png" xlink:type="simple" xlink:show="embed" xlink:actuate="onLoad">
            <text:p/>
          </draw:image>
        </draw:frame>
        <draw:frame draw:style-name="gr2" draw:text-style-name="P1" draw:layer="layout" svg:width="5.334cm" svg:height="5.334cm" svg:x="0.351cm" svg:y="-0.547cm">
          <draw:image xlink:href="Pictures/10000201000001900000019045D5BA84D71A53B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7:30:01.219230061</meta:creation-date>
    <dc:date>2019-05-28T08:10:24.461902621</dc:date>
    <meta:editing-duration>PT40M27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